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6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3"/>
    <style:style style:name="ce10" style:family="table-cell" style:parent-style-name="Default" style:data-style-name="N103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0"/>
    <style:style style:name="ce13" style:family="table-cell" style:parent-style-name="Default">
      <style:text-properties style:font-name="Arial"/>
    </style:style>
    <style:style style:name="ce14" style:family="table-cell" style:parent-style-name="Default" style:data-style-name="N103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3">
      <style:text-properties fo:font-weight="normal" style:font-weight-asian="normal" style:font-weight-complex="normal"/>
    </style:style>
    <style:style style:name="ce16" style:family="table-cell" style:parent-style-name="Default" style:data-style-name="N103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4"/>
    <style:style style:name="ce1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ce17"/>
        <table:table-column table:style-name="co4" table:default-cell-style-name="ce9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4" table:number-columns-repeated="7" table:default-cell-style-name="Default"/>
        <table:table-row table:style-name="ro1">
          <table:table-cell/>
          <table:table-cell office:value-type="string">
            <text:p>Q1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/>
        </table:table-row>
        <table:table-row table:style-name="ro1">
          <table:table-cell table:style-name="ce1" office:value-type="string">
            <text:p>Income</text:p>
          </table:table-cell>
          <table:table-cell table:number-columns-repeated="3"/>
          <table:table-cell table:style-name="ce17"/>
          <table:table-cell/>
          <table:table-cell table:style-name="ce17" table:number-columns-repeated="7"/>
          <table:table-cell/>
        </table:table-row>
        <table:table-row table:style-name="ro1">
          <table:table-cell office:value-type="string">
            <text:p>sales</text:p>
          </table:table-cell>
          <table:table-cell table:number-columns-repeated="3"/>
          <table:table-cell table:style-name="ce17"/>
          <table:table-cell/>
          <table:table-cell table:style-name="ce17" table:number-columns-repeated="7"/>
          <table:table-cell/>
        </table:table-row>
        <table:table-row table:style-name="ro1">
          <table:table-cell office:value-type="string">
            <text:p>grants/donations</text:p>
          </table:table-cell>
          <table:table-cell table:number-columns-repeated="3"/>
          <table:table-cell table:style-name="ce17"/>
          <table:table-cell/>
          <table:table-cell table:style-name="ce17" table:number-columns-repeated="7"/>
          <table:table-cell/>
        </table:table-row>
        <table:table-row table:style-name="ro1">
          <table:table-cell office:value-type="string">
            <text:p>interest</text:p>
          </table:table-cell>
          <table:table-cell table:number-columns-repeated="3"/>
          <table:table-cell table:style-name="ce17"/>
          <table:table-cell/>
          <table:table-cell table:style-name="ce17" table:number-columns-repeated="7"/>
          <table:table-cell/>
        </table:table-row>
        <table:table-row table:style-name="ro1" table:number-rows-repeated="2">
          <table:table-cell table:number-columns-repeated="4"/>
          <table:table-cell table:style-name="ce17"/>
          <table:table-cell/>
          <table:table-cell table:style-name="ce17" table:number-columns-repeated="7"/>
          <table:table-cell/>
        </table:table-row>
        <table:table-row table:style-name="ro1">
          <table:table-cell table:style-name="ce1" office:value-type="string">
            <text:p>Expenditure</text:p>
          </table:table-cell>
          <table:table-cell table:number-columns-repeated="3"/>
          <table:table-cell table:style-name="ce17"/>
          <table:table-cell/>
          <table:table-cell table:style-name="ce17" table:number-columns-repeated="7"/>
          <table:table-cell/>
        </table:table-row>
        <table:table-row table:style-name="ro1">
          <table:table-cell office:value-type="string">
            <text:p>Salaries</text:p>
          </table:table-cell>
          <table:table-cell office:value-type="currency" office:currency="GBP" office:value="125000">
            <text:p>£125,000</text:p>
          </table:table-cell>
          <table:table-cell office:value-type="currency" office:currency="GBP" office:value="125000">
            <text:p>£125,000.00</text:p>
          </table:table-cell>
          <table:table-cell office:value-type="currency" office:currency="GBP" office:value="125000">
            <text:p>£125,000</text:p>
          </table:table-cell>
          <table:table-cell table:style-name="ce17" office:value-type="currency" office:currency="GBP" office:value="125000">
            <text:p>£125,000.00</text:p>
          </table:table-cell>
          <table:table-cell office:value-type="currency" office:currency="GBP" office:value="125000">
            <text:p>£125,000</text:p>
          </table:table-cell>
          <table:table-cell table:style-name="ce17" office:value-type="currency" office:currency="GBP" office:value="125000">
            <text:p>£125,000.00</text:p>
          </table:table-cell>
          <table:table-cell table:style-name="ce17" office:value-type="currency" office:currency="GBP" office:value="125000">
            <text:p>£125,000.00</text:p>
          </table:table-cell>
          <table:table-cell table:style-name="ce17" office:value-type="currency" office:currency="GBP" office:value="125000">
            <text:p>£125,000.00</text:p>
          </table:table-cell>
          <table:table-cell table:style-name="ce17" office:value-type="currency" office:currency="GBP" office:value="125000">
            <text:p>£125,000.00</text:p>
          </table:table-cell>
          <table:table-cell table:style-name="ce17" office:value-type="currency" office:currency="GBP" office:value="125000">
            <text:p>£125,000.00</text:p>
          </table:table-cell>
          <table:table-cell table:style-name="ce17" office:value-type="currency" office:currency="GBP" office:value="125000">
            <text:p>£125,000.00</text:p>
          </table:table-cell>
          <table:table-cell table:style-name="ce17" office:value-type="currency" office:currency="GBP" office:value="125000">
            <text:p>£125,000.00</text:p>
          </table:table-cell>
          <table:table-cell/>
        </table:table-row>
        <table:table-row table:style-name="ro1">
          <table:table-cell office:value-type="string">
            <text:p>Training</text:p>
          </table:table-cell>
          <table:table-cell office:value-type="currency" office:currency="GBP" office:value="10000">
            <text:p>£10,000</text:p>
          </table:table-cell>
          <table:table-cell office:value-type="currency" office:currency="GBP" office:value="0">
            <text:p>£0.00</text:p>
          </table:table-cell>
          <table:table-cell office:value-type="currency" office:currency="GBP" office:value="10000">
            <text:p>£10,000</text:p>
          </table:table-cell>
          <table:table-cell table:style-name="ce17" office:value-type="currency" office:currency="GBP" office:value="10000">
            <text:p>£10,000.00</text:p>
          </table:table-cell>
          <table:table-cell office:value-type="currency" office:currency="GBP" office:value="0">
            <text:p>£0</text:p>
          </table:table-cell>
          <table:table-cell table:style-name="ce17" office:value-type="currency" office:currency="GBP" office:value="0">
            <text:p>£0.00</text:p>
          </table:table-cell>
          <table:table-cell table:style-name="ce17" office:value-type="currency" office:currency="GBP" office:value="0">
            <text:p>£0.00</text:p>
          </table:table-cell>
          <table:table-cell table:style-name="ce17" office:value-type="currency" office:currency="GBP" office:value="0">
            <text:p>£0.00</text:p>
          </table:table-cell>
          <table:table-cell table:style-name="ce17" office:value-type="currency" office:currency="GBP" office:value="0">
            <text:p>£0.00</text:p>
          </table:table-cell>
          <table:table-cell table:style-name="ce17" office:value-type="currency" office:currency="GBP" office:value="0">
            <text:p>£0.00</text:p>
          </table:table-cell>
          <table:table-cell table:style-name="ce17" office:value-type="currency" office:currency="GBP" office:value="0">
            <text:p>£0.00</text:p>
          </table:table-cell>
          <table:table-cell table:style-name="ce17" office:value-type="currency" office:currency="GBP" office:value="0">
            <text:p>£0.00</text:p>
          </table:table-cell>
          <table:table-cell/>
        </table:table-row>
        <table:table-row table:style-name="ro1">
          <table:table-cell office:value-type="string">
            <text:p>Phone bills, office utilities</text:p>
          </table:table-cell>
          <table:table-cell office:value-type="currency" office:currency="GBP" office:value="2000">
            <text:p>£2,000</text:p>
          </table:table-cell>
          <table:table-cell office:value-type="currency" office:currency="GBP" office:value="2000">
            <text:p>£2,000.00</text:p>
          </table:table-cell>
          <table:table-cell office:value-type="currency" office:currency="GBP" office:value="2000">
            <text:p>£2,000</text:p>
          </table:table-cell>
          <table:table-cell table:style-name="ce17" office:value-type="currency" office:currency="GBP" office:value="2000">
            <text:p>£2,000.00</text:p>
          </table:table-cell>
          <table:table-cell office:value-type="currency" office:currency="GBP" office:value="2000">
            <text:p>£2,000</text:p>
          </table:table-cell>
          <table:table-cell table:style-name="ce17" office:value-type="currency" office:currency="GBP" office:value="2000">
            <text:p>£2,000.00</text:p>
          </table:table-cell>
          <table:table-cell table:style-name="ce17" office:value-type="currency" office:currency="GBP" office:value="2000">
            <text:p>£2,000.00</text:p>
          </table:table-cell>
          <table:table-cell table:style-name="ce17" office:value-type="currency" office:currency="GBP" office:value="2000">
            <text:p>£2,000.00</text:p>
          </table:table-cell>
          <table:table-cell table:style-name="ce17" office:value-type="currency" office:currency="GBP" office:value="2000">
            <text:p>£2,000.00</text:p>
          </table:table-cell>
          <table:table-cell table:style-name="ce17" office:value-type="currency" office:currency="GBP" office:value="2000">
            <text:p>£2,000.00</text:p>
          </table:table-cell>
          <table:table-cell table:style-name="ce17" office:value-type="currency" office:currency="GBP" office:value="2000">
            <text:p>£2,000.00</text:p>
          </table:table-cell>
          <table:table-cell table:style-name="ce17" office:value-type="currency" office:currency="GBP" office:value="2000">
            <text:p>£2,000.00</text:p>
          </table:table-cell>
          <table:table-cell/>
        </table:table-row>
        <table:table-row table:style-name="ro1">
          <table:table-cell office:value-type="string">
            <text:p>Advertising</text:p>
          </table:table-cell>
          <table:table-cell office:value-type="string">
            <text:p>£25 000</text:p>
          </table:table-cell>
          <table:table-cell table:number-columns-repeated="2"/>
          <table:table-cell table:style-name="ce17"/>
          <table:table-cell/>
          <table:table-cell table:style-name="ce17" table:number-columns-repeated="7"/>
          <table:table-cell/>
        </table:table-row>
        <table:table-row table:style-name="ro1">
          <table:table-cell office:value-type="string">
            <text:p>Legal and professional fees</text:p>
          </table:table-cell>
          <table:table-cell table:number-columns-repeated="3"/>
          <table:table-cell table:style-name="ce17"/>
          <table:table-cell/>
          <table:table-cell table:style-name="ce17" table:number-columns-repeated="7"/>
          <table:table-cell/>
        </table:table-row>
        <table:table-row table:style-name="ro1">
          <table:table-cell office:value-type="string">
            <text:p>Equipment and ingredients</text:p>
          </table:table-cell>
          <table:table-cell table:number-columns-repeated="3"/>
          <table:table-cell table:style-name="ce17"/>
          <table:table-cell/>
          <table:table-cell table:style-name="ce17" table:number-columns-repeated="7"/>
          <table:table-cell/>
        </table:table-row>
        <table:table-row table:style-name="ro1">
          <table:table-cell office:value-type="string">
            <text:p>Repairs and Maintenance</text:p>
          </table:table-cell>
          <table:table-cell office:value-type="currency" office:currency="GBP" office:value="0">
            <text:p>£0</text:p>
          </table:table-cell>
          <table:table-cell office:value-type="currency" office:currency="GBP" office:value="0">
            <text:p>£0.00</text:p>
          </table:table-cell>
          <table:table-cell office:value-type="currency" office:currency="GBP" office:value="0">
            <text:p>£0</text:p>
          </table:table-cell>
          <table:table-cell table:style-name="ce17" office:value-type="currency" office:currency="GBP" office:value="0">
            <text:p>£0.00</text:p>
          </table:table-cell>
          <table:table-cell office:value-type="currency" office:currency="GBP" office:value="0">
            <text:p>£0</text:p>
          </table:table-cell>
          <table:table-cell table:style-name="ce17" office:value-type="currency" office:currency="GBP" office:value="1000">
            <text:p>£1,000.00</text:p>
          </table:table-cell>
          <table:table-cell table:style-name="ce17" office:value-type="currency" office:currency="GBP" office:value="500">
            <text:p>£500.00</text:p>
          </table:table-cell>
          <table:table-cell table:style-name="ce17" office:value-type="currency" office:currency="GBP" office:value="1000">
            <text:p>£1,000.00</text:p>
          </table:table-cell>
          <table:table-cell table:style-name="ce17" office:value-type="currency" office:currency="GBP" office:value="600">
            <text:p>£600.00</text:p>
          </table:table-cell>
          <table:table-cell table:style-name="ce17" office:value-type="currency" office:currency="GBP" office:value="0">
            <text:p>£0.00</text:p>
          </table:table-cell>
          <table:table-cell table:style-name="ce17" office:value-type="currency" office:currency="GBP" office:value="0">
            <text:p>£0.00</text:p>
          </table:table-cell>
          <table:table-cell table:style-name="ce17" office:value-type="currency" office:currency="GBP" office:value="0">
            <text:p>£0.00</text:p>
          </table:table-cell>
          <table:table-cell/>
        </table:table-row>
        <table:table-row table:style-name="ro1">
          <table:table-cell office:value-type="string">
            <text:p>Loan Repayment</text:p>
          </table:table-cell>
          <table:table-cell office:value-type="currency" office:currency="GBP" office:value="10000">
            <text:p>£10,000</text:p>
          </table:table-cell>
          <table:table-cell office:value-type="currency" office:currency="GBP" office:value="10000">
            <text:p>£10,000.00</text:p>
          </table:table-cell>
          <table:table-cell office:value-type="currency" office:currency="GBP" office:value="10000">
            <text:p>£10,000</text:p>
          </table:table-cell>
          <table:table-cell table:style-name="ce17" office:value-type="currency" office:currency="GBP" office:value="10000">
            <text:p>£10,000.00</text:p>
          </table:table-cell>
          <table:table-cell office:value-type="currency" office:currency="GBP" office:value="10000">
            <text:p>£10,000</text:p>
          </table:table-cell>
          <table:table-cell table:style-name="ce17" office:value-type="currency" office:currency="GBP" office:value="10000">
            <text:p>£10,000.00</text:p>
          </table:table-cell>
          <table:table-cell table:style-name="ce17" office:value-type="currency" office:currency="GBP" office:value="10000">
            <text:p>£10,000.00</text:p>
          </table:table-cell>
          <table:table-cell table:style-name="ce17" office:value-type="currency" office:currency="GBP" office:value="10000">
            <text:p>£10,000.00</text:p>
          </table:table-cell>
          <table:table-cell table:style-name="ce17" office:value-type="currency" office:currency="GBP" office:value="10000">
            <text:p>£10,000.00</text:p>
          </table:table-cell>
          <table:table-cell table:style-name="ce17" office:value-type="currency" office:currency="GBP" office:value="10000">
            <text:p>£10,000.00</text:p>
          </table:table-cell>
          <table:table-cell table:style-name="ce17" office:value-type="currency" office:currency="GBP" office:value="10000">
            <text:p>£10,000.00</text:p>
          </table:table-cell>
          <table:table-cell table:style-name="ce17" office:value-type="currency" office:currency="GBP" office:value="10000">
            <text:p>£10,000.00</text:p>
          </table:table-cell>
          <table:table-cell/>
        </table:table-row>
        <table:table-row table:style-name="ro1">
          <table:table-cell office:value-type="string">
            <text:p>Taxes</text:p>
          </table:table-cell>
          <table:table-cell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>
            <text:p>Start-up Funding</text:p>
          </table:table-cell>
          <table:table-cell table:number-columns-repeated="4"/>
          <table:table-cell>
            <draw:frame table:end-cell-address="Sheet1.K45" table:end-x="0.48cm" table:end-y="0.113cm" draw:z-index="0" draw:style-name="gr1" svg:width="12.057cm" svg:height="9.192cm" svg:x="0.898cm" svg:y="0.406cm">
              <draw:object draw:notify-on-update-of-ranges="Sheet1.C26:Sheet1.C29 Sheet1.D26:Sheet1.D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Start-up Expenses to Fund</text:p>
          </table:table-cell>
          <table:table-cell table:formula="of:=[.B63]" office:value-type="currency" office:currency="GBP" office:value="53950">
            <text:p>£53,950</text:p>
          </table:table-cell>
          <table:table-cell office:value-type="string">
            <text:p>Expenses</text:p>
          </table:table-cell>
          <table:table-cell office:value-type="currency" office:currency="GBP" office:value="53950">
            <text:p>£53,950</text:p>
          </table:table-cell>
          <table:table-cell table:number-columns-repeated="10"/>
        </table:table-row>
        <table:table-row table:style-name="ro1">
          <table:table-cell office:value-type="string">
            <text:p>Start-up Assets to Fund</text:p>
          </table:table-cell>
          <table:table-cell table:formula="of:=[.B70]" office:value-type="currency" office:currency="GBP" office:value="23225">
            <text:p>£23,225</text:p>
          </table:table-cell>
          <table:table-cell office:value-type="string">
            <text:p>Assets</text:p>
          </table:table-cell>
          <table:table-cell office:value-type="currency" office:currency="GBP" office:value="23225">
            <text:p>£23,225</text:p>
          </table:table-cell>
          <table:table-cell table:number-columns-repeated="10"/>
        </table:table-row>
        <table:table-row table:style-name="ro1">
          <table:table-cell office:value-type="string">
            <text:p>Total Funding Required</text:p>
          </table:table-cell>
          <table:table-cell table:formula="of:=[.B72]" office:value-type="currency" office:currency="GBP" office:value="77175">
            <text:p>£77,175</text:p>
          </table:table-cell>
          <table:table-cell office:value-type="string">
            <text:p>Investment</text:p>
          </table:table-cell>
          <table:table-cell office:value-type="currency" office:currency="GBP" office:value="15000">
            <text:p>£15,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Loans</text:p>
          </table:table-cell>
          <table:table-cell office:value-type="currency" office:currency="GBP" office:value="39000">
            <text:p>£39,000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Assets <text:s/></text:p>
          </table:table-cell>
          <table:table-cell table:number-columns-repeated="13"/>
        </table:table-row>
        <table:table-row table:style-name="ro1">
          <table:table-cell office:value-type="string">
            <text:p>Non-cash Assets from Start-up</text:p>
          </table:table-cell>
          <table:table-cell office:value-type="currency" office:currency="GBP" office:value="8000">
            <text:p>£8,000</text:p>
          </table:table-cell>
          <table:table-cell table:number-columns-repeated="12"/>
        </table:table-row>
        <table:table-row table:style-name="ro1">
          <table:table-cell office:value-type="string">
            <text:p>Cash Requirements from Start-up</text:p>
          </table:table-cell>
          <table:table-cell office:value-type="currency" office:currency="GBP" office:value="15000">
            <text:p>£15,000</text:p>
          </table:table-cell>
          <table:table-cell table:number-columns-repeated="12"/>
        </table:table-row>
        <table:table-row table:style-name="ro1">
          <table:table-cell office:value-type="string">
            <text:p>Additional Cash Raised</text:p>
          </table:table-cell>
          <table:table-cell office:value-type="currency" office:currency="GBP" office:value="225">
            <text:p>£225</text:p>
          </table:table-cell>
          <table:table-cell table:number-columns-repeated="12"/>
        </table:table-row>
        <table:table-row table:style-name="ro1">
          <table:table-cell office:value-type="string">
            <text:p>Cash Balance on Starting Date</text:p>
          </table:table-cell>
          <table:table-cell office:value-type="currency" office:currency="GBP" office:value="15225">
            <text:p>£15,225</text:p>
          </table:table-cell>
          <table:table-cell table:number-columns-repeated="12"/>
        </table:table-row>
        <table:table-row table:style-name="ro1">
          <table:table-cell office:value-type="string">
            <text:p>Total Assets</text:p>
          </table:table-cell>
          <table:table-cell table:formula="of:=SUM([.B31:.B33])" office:value-type="currency" office:currency="GBP" office:value="23225">
            <text:p>£23,22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Liabilities and Capital 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Liabilities </text:p>
          </table:table-cell>
          <table:table-cell table:number-columns-repeated="13"/>
        </table:table-row>
        <table:table-row table:style-name="ro1">
          <table:table-cell office:value-type="string">
            <text:p>Current Borrowing</text:p>
          </table:table-cell>
          <table:table-cell office:value-type="currency" office:currency="GBP" office:value="39000">
            <text:p>£39,000</text:p>
          </table:table-cell>
          <table:table-cell table:number-columns-repeated="12"/>
        </table:table-row>
        <table:table-row table:style-name="ro1">
          <table:table-cell office:value-type="string">
            <text:p>Long-term Liabilities</text:p>
          </table:table-cell>
          <table:table-cell office:value-type="currency" office:currency="GBP" office:value="0">
            <text:p>£0</text:p>
          </table:table-cell>
          <table:table-cell table:number-columns-repeated="12"/>
        </table:table-row>
        <table:table-row table:style-name="ro1">
          <table:table-cell office:value-type="string">
            <text:p>Accounts Payable (Outstanding Bills) </text:p>
          </table:table-cell>
          <table:table-cell office:value-type="currency" office:currency="GBP" office:value="0">
            <text:p>£0</text:p>
          </table:table-cell>
          <table:table-cell table:number-columns-repeated="12"/>
        </table:table-row>
        <table:table-row table:style-name="ro1">
          <table:table-cell office:value-type="string">
            <text:p>Other Current Liabilities (interest-free)</text:p>
          </table:table-cell>
          <table:table-cell office:value-type="currency" office:currency="GBP" office:value="0">
            <text:p>£0</text:p>
          </table:table-cell>
          <table:table-cell table:number-columns-repeated="12"/>
        </table:table-row>
        <table:table-row table:style-name="ro1">
          <table:table-cell office:value-type="string">
            <text:p>Total Liabilities</text:p>
          </table:table-cell>
          <table:table-cell table:formula="of:=SUM([.B39:.B42])" office:value-type="currency" office:currency="GBP" office:value="39000">
            <text:p>£39,00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Capital 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lanned Investment <text:s/></text:p>
          </table:table-cell>
          <table:table-cell table:number-columns-repeated="13"/>
        </table:table-row>
        <table:table-row table:style-name="ro1">
          <table:table-cell office:value-type="string">
            <text:p>Founder £10,000</text:p>
          </table:table-cell>
          <table:table-cell office:value-type="currency" office:currency="GBP" office:value="15000">
            <text:p>£15,000</text:p>
          </table:table-cell>
          <table:table-cell table:number-columns-repeated="12"/>
        </table:table-row>
        <table:table-row table:style-name="ro1">
          <table:table-cell office:value-type="string">
            <text:p>Investor <text:s/>£0</text:p>
          </table:table-cell>
          <table:table-cell office:value-type="currency" office:currency="GBP" office:value="0">
            <text:p>£0</text:p>
          </table:table-cell>
          <table:table-cell table:number-columns-repeated="12"/>
        </table:table-row>
        <table:table-row table:style-name="ro1">
          <table:table-cell office:value-type="string">
            <text:p>Additional Investment Requirement £0</text:p>
          </table:table-cell>
          <table:table-cell office:value-type="currency" office:currency="GBP" office:value="0">
            <text:p>£0</text:p>
          </table:table-cell>
          <table:table-cell table:number-columns-repeated="12"/>
        </table:table-row>
        <table:table-row table:style-name="ro1">
          <table:table-cell office:value-type="string">
            <text:p>Total Planned Investment <text:s/>£10,000</text:p>
          </table:table-cell>
          <table:table-cell table:formula="of:=SUM([.B47:.B49])" office:value-type="currency" office:currency="GBP" office:value="15000">
            <text:p>£15,00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otal Capital (Investment+Assets)</text:p>
          </table:table-cell>
          <table:table-cell table:formula="of:=[.B50]+[.B35]" office:value-type="currency" office:currency="GBP" office:value="38225">
            <text:p>£38,22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otal Funding (Capital + Liabilities)</text:p>
          </table:table-cell>
          <table:table-cell table:formula="of:=[.B43]+[.B52]" office:value-type="currency" office:currency="GBP" office:value="77225">
            <text:p>£77,225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>
            <text:p>Start-up Requirement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Start-up Expenses</text:p>
          </table:table-cell>
          <table:table-cell table:number-columns-repeated="13"/>
        </table:table-row>
        <table:table-row table:style-name="ro1">
          <table:table-cell office:value-type="string">
            <text:p>Consultants</text:p>
          </table:table-cell>
          <table:table-cell office:value-type="currency" office:currency="GBP" office:value="250">
            <text:p>£250</text:p>
          </table:table-cell>
          <table:table-cell table:number-columns-repeated="12"/>
        </table:table-row>
        <table:table-row table:style-name="ro1">
          <table:table-cell office:value-type="string">
            <text:p>Insurance</text:p>
          </table:table-cell>
          <table:table-cell office:value-type="currency" office:currency="GBP" office:value="1200">
            <text:p>£1,200</text:p>
          </table:table-cell>
          <table:table-cell table:number-columns-repeated="12"/>
        </table:table-row>
        <table:table-row table:style-name="ro1">
          <table:table-cell office:value-type="string">
            <text:p>Other</text:p>
          </table:table-cell>
          <table:table-cell office:value-type="currency" office:currency="GBP" office:value="52500">
            <text:p>£52,500</text:p>
          </table:table-cell>
          <table:table-cell table:number-columns-repeated="12"/>
        </table:table-row>
        <table:table-row table:style-name="ro1">
          <table:table-cell office:value-type="string">
            <text:p>Total Start-up Expenses</text:p>
          </table:table-cell>
          <table:table-cell table:formula="of:=[.B60]+[.B61]+[.B62]" office:value-type="currency" office:currency="GBP" office:value="53950">
            <text:p>£53,95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Start-up Assets </text:p>
          </table:table-cell>
          <table:table-cell table:number-columns-repeated="13"/>
        </table:table-row>
        <table:table-row table:style-name="ro1">
          <table:table-cell office:value-type="string">
            <text:p>Cash Required</text:p>
          </table:table-cell>
          <table:table-cell office:value-type="currency" office:currency="GBP" office:value="15000">
            <text:p>£15,000</text:p>
          </table:table-cell>
          <table:table-cell table:number-columns-repeated="12"/>
        </table:table-row>
        <table:table-row table:style-name="ro1">
          <table:table-cell office:value-type="string">
            <text:p>Start-up Inventory</text:p>
          </table:table-cell>
          <table:table-cell office:value-type="currency" office:currency="GBP" office:value="1500">
            <text:p>£1,500</text:p>
          </table:table-cell>
          <table:table-cell table:number-columns-repeated="12"/>
        </table:table-row>
        <table:table-row table:style-name="ro1">
          <table:table-cell office:value-type="string">
            <text:p>Other Current Assets</text:p>
          </table:table-cell>
          <table:table-cell office:value-type="currency" office:currency="GBP" office:value="725">
            <text:p>£725</text:p>
          </table:table-cell>
          <table:table-cell table:number-columns-repeated="12"/>
        </table:table-row>
        <table:table-row table:style-name="ro1">
          <table:table-cell office:value-type="string">
            <text:p>Long-term Assets</text:p>
          </table:table-cell>
          <table:table-cell office:value-type="currency" office:currency="GBP" office:value="6000">
            <text:p>£6,000</text:p>
          </table:table-cell>
          <table:table-cell table:number-columns-repeated="12"/>
        </table:table-row>
        <table:table-row table:style-name="ro1">
          <table:table-cell office:value-type="string">
            <text:p>Total Assets</text:p>
          </table:table-cell>
          <table:table-cell table:formula="of:=SUM([.B66:.B69])" office:value-type="currency" office:currency="GBP" office:value="23225">
            <text:p>£23,22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otal Requirements</text:p>
          </table:table-cell>
          <table:table-cell table:formula="of:=[.B63]+[.B70]" office:value-type="currency" office:currency="GBP" office:value="77175">
            <text:p>£77,175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First 6 months financial summary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Income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Sales</text:p>
          </table:table-cell>
          <table:table-cell office:value-type="currency" office:currency="GBP" office:value="958000">
            <text:p>£958,000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Direct Cost of Sales</text:p>
          </table:table-cell>
          <table:table-cell office:value-type="currency" office:currency="GBP" office:value="80000">
            <text:p>£80,000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Other Costs of Sales</text:p>
          </table:table-cell>
          <table:table-cell office:value-type="currency" office:currency="GBP" office:value="27000">
            <text:p>£27,000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Total Cost of Sales</text:p>
          </table:table-cell>
          <table:table-cell table:formula="of:=SUM([.B79]+[.B80])" office:value-type="currency" office:currency="GBP" office:value="107000">
            <text:p>£107,000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/>
          <table:table-cell/>
          <table:table-cell table:style-name="ce19"/>
          <table:table-cell table:style-name="ce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6" office:value-type="string">
            <text:p>Gross Margin</text:p>
          </table:table-cell>
          <table:table-cell table:style-name="ce10" table:formula="of:=[.B78]-[.B81]" office:value-type="currency" office:currency="GBP" office:value="851000">
            <text:p>£851,000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Gross Margin %</text:p>
          </table:table-cell>
          <table:table-cell table:style-name="ce11" table:formula="of:=[.B83]/[.B78]" office:value-type="percentage" office:value="0.888308977035491">
            <text:p>88.83%</text:p>
          </table:table-cell>
          <table:table-cell table:style-name="ce18"/>
          <table:table-cell table:style-name="ce20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style-name="ce5"/>
          <table:table-cell/>
          <table:table-cell table:style-name="ce19"/>
          <table:table-cell table:style-name="ce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7" office:value-type="string">
            <text:p>Expenses</text:p>
          </table:table-cell>
          <table:table-cell/>
          <table:table-cell table:style-name="ce19"/>
          <table:table-cell table:style-name="ce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Number of staff</text:p>
          </table:table-cell>
          <table:table-cell table:style-name="ce12" office:value-type="float" office:value="20">
            <text:p>20</text:p>
          </table:table-cell>
          <table:table-cell table:style-name="ce19"/>
          <table:table-cell table:style-name="ce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Average Salary</text:p>
          </table:table-cell>
          <table:table-cell office:value-type="currency" office:currency="GBP" office:value="25000">
            <text:p>£25,000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Salary Total</text:p>
          </table:table-cell>
          <table:table-cell table:formula="of:=[.B89]*[.B88]" office:value-type="currency" office:currency="GBP" office:value="500000">
            <text:p>£500,000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Marketing/Promotion</text:p>
          </table:table-cell>
          <table:table-cell office:value-type="currency" office:currency="GBP" office:value="5241">
            <text:p>£5,241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Depreciation</text:p>
          </table:table-cell>
          <table:table-cell office:value-type="currency" office:currency="GBP" office:value="500">
            <text:p>£500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Utilities</text:p>
          </table:table-cell>
          <table:table-cell office:value-type="currency" office:currency="GBP" office:value="1974">
            <text:p>£1,974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Insurance</text:p>
          </table:table-cell>
          <table:table-cell office:value-type="currency" office:currency="GBP" office:value="1498">
            <text:p>£1,498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Other</text:p>
          </table:table-cell>
          <table:table-cell office:value-type="currency" office:currency="GBP" office:value="0">
            <text:p>£0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/>
          <table:table-cell/>
          <table:table-cell table:style-name="ce19"/>
          <table:table-cell table:style-name="ce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Total Operating Expenses</text:p>
          </table:table-cell>
          <table:table-cell table:formula="of:=SUM([.B90:.B95])" office:value-type="currency" office:currency="GBP" office:value="509213">
            <text:p>£509,213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/>
          <table:table-cell/>
          <table:table-cell table:style-name="ce19"/>
          <table:table-cell table:style-name="ce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Profit Before Interest and Taxes</text:p>
          </table:table-cell>
          <table:table-cell table:formula="of:=[.B78]-[.B81]-[.B97]" office:value-type="currency" office:currency="GBP" office:value="341787">
            <text:p>£341,787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EBITDA</text:p>
          </table:table-cell>
          <table:table-cell table:formula="of:=[.B99]+[.B92]" office:value-type="currency" office:currency="GBP" office:value="342287">
            <text:p>£342,287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Interest Payable</text:p>
          </table:table-cell>
          <table:table-cell office:value-type="currency" office:currency="GBP" office:value="4420">
            <text:p>£4,420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Taxes Incurred</text:p>
          </table:table-cell>
          <table:table-cell office:value-type="currency" office:currency="GBP" office:value="67860">
            <text:p>£67,860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/>
          <table:table-cell/>
          <table:table-cell table:style-name="ce19"/>
          <table:table-cell table:style-name="ce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6" office:value-type="string">
            <text:p>Net Profit</text:p>
          </table:table-cell>
          <table:table-cell table:style-name="ce10" table:formula="of:=[.B99]-[.B101]-[.B102]" office:value-type="currency" office:currency="GBP" office:value="269507">
            <text:p>£269,507</text:p>
          </table:table-cell>
          <table:table-cell table:style-name="ce18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Net Profit/Sales</text:p>
          </table:table-cell>
          <table:table-cell table:style-name="ce11" table:formula="of:=[.B104]/[.B78]" office:value-type="percentage" office:value="0.28132254697286">
            <text:p>28.13%</text:p>
          </table:table-cell>
          <table:table-cell table:style-name="ce18"/>
          <table:table-cell table:style-name="ce20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Projected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Pro Forma Profit and Loss</text:p>
          </table:table-cell>
          <table:table-cell office:value-type="string">
            <text:p>Year 1</text:p>
          </table:table-cell>
          <table:table-cell office:value-type="string">
            <text:p>Year 2</text:p>
          </table:table-cell>
          <table:table-cell table:style-name="Default" office:value-type="string">
            <text:p>Year 3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Income</text:p>
          </table:table-cell>
          <table:table-cell table:number-columns-repeated="4"/>
          <table:table-cell/>
          <table:table-cell office:value-type="string">
            <text:p>Gross Margin</text:p>
          </table:table-cell>
          <table:table-cell office:value-type="string">
            <text:p>Net Profit</text:p>
          </table:table-cell>
          <table:table-cell table:number-columns-repeated="6"/>
        </table:table-row>
        <table:table-row table:style-name="ro1">
          <table:table-cell table:style-name="ce4" office:value-type="string">
            <text:p>Sales</text:p>
          </table:table-cell>
          <table:table-cell office:value-type="currency" office:currency="GBP" office:value="1560000">
            <text:p>£1,560,000</text:p>
          </table:table-cell>
          <table:table-cell table:style-name="ce9" office:value-type="currency" office:currency="GBP" office:value="1984000">
            <text:p>£1,984,000</text:p>
          </table:table-cell>
          <table:table-cell office:value-type="currency" office:currency="GBP" office:value="2425000">
            <text:p>£2,425,000</text:p>
          </table:table-cell>
          <table:table-cell/>
          <table:table-cell office:value-type="string">
            <text:p>Year 1</text:p>
          </table:table-cell>
          <table:table-cell table:style-name="ce10" office:value-type="currency" office:currency="GBP" office:value="1390025">
            <text:p>£1,390,025</text:p>
          </table:table-cell>
          <table:table-cell table:style-name="ce10" office:value-type="currency" office:currency="GBP" office:value="290150">
            <text:p>£290,150</text:p>
          </table:table-cell>
          <table:table-cell table:number-columns-repeated="6"/>
        </table:table-row>
        <table:table-row table:style-name="ro1">
          <table:table-cell table:style-name="ce4" office:value-type="string">
            <text:p>Direct Cost of Sales</text:p>
          </table:table-cell>
          <table:table-cell office:value-type="currency" office:currency="GBP" office:value="127540">
            <text:p>£127,540</text:p>
          </table:table-cell>
          <table:table-cell table:style-name="ce9" office:value-type="currency" office:currency="GBP" office:value="139320">
            <text:p>£139,320</text:p>
          </table:table-cell>
          <table:table-cell office:value-type="currency" office:currency="GBP" office:value="151121">
            <text:p>£151,121</text:p>
          </table:table-cell>
          <table:table-cell office:value-type="string">
            <text:p><text:s/></text:p>
          </table:table-cell>
          <table:table-cell office:value-type="string">
            <text:p>Year 2</text:p>
          </table:table-cell>
          <table:table-cell table:style-name="ce10" office:value-type="currency" office:currency="GBP" office:value="1797245">
            <text:p>£1,797,245</text:p>
          </table:table-cell>
          <table:table-cell table:style-name="ce10" office:value-type="currency" office:currency="GBP" office:value="450047">
            <text:p>£450,047</text:p>
          </table:table-cell>
          <table:table-cell table:number-columns-repeated="6"/>
        </table:table-row>
        <table:table-row table:style-name="ro1">
          <table:table-cell table:style-name="ce4" office:value-type="string">
            <text:p>Other Costs of Sales (e.g. transport)</text:p>
          </table:table-cell>
          <table:table-cell office:value-type="currency" office:currency="GBP" office:value="42435">
            <text:p>£42,435</text:p>
          </table:table-cell>
          <table:table-cell table:style-name="ce9" office:value-type="currency" office:currency="GBP" office:value="47435">
            <text:p>£47,435</text:p>
          </table:table-cell>
          <table:table-cell office:value-type="currency" office:currency="GBP" office:value="55760">
            <text:p>£55,760</text:p>
          </table:table-cell>
          <table:table-cell/>
          <table:table-cell office:value-type="string">
            <text:p>Year 3</text:p>
          </table:table-cell>
          <table:table-cell table:style-name="ce10" office:value-type="currency" office:currency="GBP" office:value="2218119">
            <text:p>£2,218,119</text:p>
          </table:table-cell>
          <table:table-cell table:style-name="ce10" office:value-type="currency" office:currency="GBP" office:value="620671">
            <text:p>£620,671</text:p>
          </table:table-cell>
          <table:table-cell table:number-columns-repeated="6"/>
        </table:table-row>
        <table:table-row table:style-name="ro1">
          <table:table-cell table:style-name="ce4" office:value-type="string">
            <text:p>Total Cost of Sales</text:p>
          </table:table-cell>
          <table:table-cell table:formula="of:=SUM([.B112]+[.B113])" office:value-type="currency" office:currency="GBP" office:value="169975">
            <text:p>£169,975</text:p>
          </table:table-cell>
          <table:table-cell table:style-name="ce9" table:formula="of:=SUM([.C112]+[.C113])" office:value-type="currency" office:currency="GBP" office:value="186755">
            <text:p>£186,755</text:p>
          </table:table-cell>
          <table:table-cell table:formula="of:=SUM([.D112]+[.D113])" office:value-type="currency" office:currency="GBP" office:value="206881">
            <text:p>£206,881</text:p>
          </table:table-cell>
          <table:table-cell table:number-columns-repeated="10"/>
        </table:table-row>
        <table:table-row table:style-name="ro1">
          <table:table-cell table:style-name="ce5"/>
          <table:table-cell/>
          <table:table-cell table:style-name="ce9"/>
          <table:table-cell table:number-columns-repeated="2"/>
          <table:table-cell>
            <draw:frame table:end-cell-address="Sheet1.I131" table:end-x="1.368cm" table:end-y="0.319cm" draw:z-index="1" draw:style-name="gr1" svg:width="8.009cm" svg:height="7.45cm" svg:x="1.318cm" svg:y="0.144cm">
              <draw:object draw:notify-on-update-of-ranges="Sheet1.F110:Sheet1.F110 Sheet1.F111:Sheet1.F113 Sheet1.G110:Sheet1.G110 Sheet1.G111:Sheet1.G113 Sheet1.H110:Sheet1.H110 Sheet1.H111:Sheet1.H1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style-name="ce6" office:value-type="string">
            <text:p>Gross Margin</text:p>
          </table:table-cell>
          <table:table-cell table:style-name="ce10" table:formula="of:=[.B111]-[.B114]" office:value-type="currency" office:currency="GBP" office:value="1390025">
            <text:p>£1,390,025</text:p>
          </table:table-cell>
          <table:table-cell table:style-name="ce10" table:formula="of:=[.C111]-[.C114]" office:value-type="currency" office:currency="GBP" office:value="1797245">
            <text:p>£1,797,245</text:p>
          </table:table-cell>
          <table:table-cell table:style-name="ce10" table:formula="of:=[.D111]-[.D114]" office:value-type="currency" office:currency="GBP" office:value="2218119">
            <text:p>£2,218,119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Gross Margin %</text:p>
          </table:table-cell>
          <table:table-cell table:style-name="ce11" table:formula="of:=[.B116]/[.B111]" office:value-type="percentage" office:value="0.891041666666667">
            <text:p>89.10%</text:p>
          </table:table-cell>
          <table:table-cell table:style-name="ce11" table:formula="of:=[.C116]/[.C111]" office:value-type="percentage" office:value="0.905869455645161">
            <text:p>90.59%</text:p>
          </table:table-cell>
          <table:table-cell table:style-name="ce11" table:formula="of:=[.D116]/[.D111]" office:value-type="percentage" office:value="0.91468824742268">
            <text:p>91.47%</text:p>
          </table:table-cell>
          <table:table-cell table:number-columns-repeated="10"/>
        </table:table-row>
        <table:table-row table:style-name="ro1" table:number-rows-repeated="2">
          <table:table-cell table:style-name="ce5"/>
          <table:table-cell/>
          <table:table-cell table:style-name="ce9"/>
          <table:table-cell table:number-columns-repeated="11"/>
        </table:table-row>
        <table:table-row table:style-name="ro2">
          <table:table-cell table:style-name="ce7" office:value-type="string">
            <text:p>Expenses</text:p>
          </table:table-cell>
          <table:table-cell/>
          <table:table-cell table:style-name="ce9"/>
          <table:table-cell table:number-columns-repeated="11"/>
        </table:table-row>
        <table:table-row table:style-name="ro1">
          <table:table-cell table:style-name="ce4" office:value-type="string">
            <text:p>Number of staff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Average Salary</text:p>
          </table:table-cell>
          <table:table-cell office:value-type="currency" office:currency="GBP" office:value="25000">
            <text:p>£25,000</text:p>
          </table:table-cell>
          <table:table-cell table:style-name="ce9" office:value-type="currency" office:currency="GBP" office:value="25000">
            <text:p>£25,000</text:p>
          </table:table-cell>
          <table:table-cell office:value-type="currency" office:currency="GBP" office:value="25000">
            <text:p>£25,000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Salary Total</text:p>
          </table:table-cell>
          <table:table-cell table:formula="of:=[.B122]*[.B121]" office:value-type="currency" office:currency="GBP" office:value="1000000">
            <text:p>£1,000,000</text:p>
          </table:table-cell>
          <table:table-cell table:style-name="ce9" table:formula="of:=[.C122]*[.C121]" office:value-type="currency" office:currency="GBP" office:value="1250000">
            <text:p>£1,250,000</text:p>
          </table:table-cell>
          <table:table-cell table:formula="of:=[.D122]*[.D121]" office:value-type="currency" office:currency="GBP" office:value="1500000">
            <text:p>£1,500,000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Marketing/Promotion</text:p>
          </table:table-cell>
          <table:table-cell office:value-type="currency" office:currency="GBP" office:value="6132">
            <text:p>£6,132</text:p>
          </table:table-cell>
          <table:table-cell table:style-name="ce9" office:value-type="currency" office:currency="GBP" office:value="6875">
            <text:p>£6,875</text:p>
          </table:table-cell>
          <table:table-cell office:value-type="currency" office:currency="GBP" office:value="7125">
            <text:p>£7,125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Depreciation</text:p>
          </table:table-cell>
          <table:table-cell office:value-type="currency" office:currency="GBP" office:value="500">
            <text:p>£500</text:p>
          </table:table-cell>
          <table:table-cell table:style-name="ce9" office:value-type="currency" office:currency="GBP" office:value="500">
            <text:p>£500</text:p>
          </table:table-cell>
          <table:table-cell office:value-type="currency" office:currency="GBP" office:value="500">
            <text:p>£500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Utilities</text:p>
          </table:table-cell>
          <table:table-cell office:value-type="currency" office:currency="GBP" office:value="1451">
            <text:p>£1,451</text:p>
          </table:table-cell>
          <table:table-cell table:style-name="ce9" office:value-type="currency" office:currency="GBP" office:value="1451">
            <text:p>£1,451</text:p>
          </table:table-cell>
          <table:table-cell office:value-type="currency" office:currency="GBP" office:value="1451">
            <text:p>£1,45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Insurance</text:p>
          </table:table-cell>
          <table:table-cell office:value-type="currency" office:currency="GBP" office:value="1512">
            <text:p>£1,512</text:p>
          </table:table-cell>
          <table:table-cell table:style-name="ce9" office:value-type="currency" office:currency="GBP" office:value="1592">
            <text:p>£1,592</text:p>
          </table:table-cell>
          <table:table-cell office:value-type="currency" office:currency="GBP" office:value="1592">
            <text:p>£1,592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New Equipment</text:p>
          </table:table-cell>
          <table:table-cell office:value-type="currency" office:currency="GBP" office:value="5000">
            <text:p>£5,000</text:p>
          </table:table-cell>
          <table:table-cell table:style-name="ce9" office:value-type="currency" office:currency="GBP" office:value="1500">
            <text:p>£1,500</text:p>
          </table:table-cell>
          <table:table-cell office:value-type="currency" office:currency="GBP" office:value="1500">
            <text:p>£1,500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Loan Repayment</text:p>
          </table:table-cell>
          <table:table-cell office:value-type="currency" office:currency="GBP" office:value="13000">
            <text:p>£13,000</text:p>
          </table:table-cell>
          <table:table-cell table:style-name="ce9" office:value-type="currency" office:currency="GBP" office:value="13000">
            <text:p>£13,000</text:p>
          </table:table-cell>
          <table:table-cell office:value-type="currency" office:currency="GBP" office:value="13000">
            <text:p>£13,000</text:p>
          </table:table-cell>
          <table:table-cell table:number-columns-repeated="10"/>
        </table:table-row>
        <table:table-row table:style-name="ro1">
          <table:table-cell table:style-name="ce5"/>
          <table:table-cell/>
          <table:table-cell table:style-name="ce9"/>
          <table:table-cell table:number-columns-repeated="11"/>
        </table:table-row>
        <table:table-row table:style-name="ro3">
          <table:table-cell table:style-name="ce4" office:value-type="string">
            <text:p>Total Operating Expenses</text:p>
          </table:table-cell>
          <table:table-cell table:formula="of:=SUM([.B123:.B129])" office:value-type="currency" office:currency="GBP" office:value="1027595">
            <text:p>£1,027,595</text:p>
          </table:table-cell>
          <table:table-cell table:style-name="ce9" table:formula="of:=SUM([.C123:.C129])" office:value-type="currency" office:currency="GBP" office:value="1274918">
            <text:p>£1,274,918</text:p>
          </table:table-cell>
          <table:table-cell table:formula="of:=SUM([.D123:.D129])" office:value-type="currency" office:currency="GBP" office:value="1525168">
            <text:p>£1,525,168</text:p>
          </table:table-cell>
          <table:table-cell table:number-columns-repeated="10"/>
        </table:table-row>
        <table:table-row table:style-name="ro1">
          <table:table-cell table:style-name="ce5"/>
          <table:table-cell/>
          <table:table-cell table:style-name="ce9"/>
          <table:table-cell table:number-columns-repeated="11"/>
        </table:table-row>
        <table:table-row table:style-name="ro1">
          <table:table-cell table:style-name="ce4" office:value-type="string">
            <text:p>Profit Before Interest and Taxes</text:p>
          </table:table-cell>
          <table:table-cell table:formula="of:=[.B111]-[.B114]-[.B131]" office:value-type="currency" office:currency="GBP" office:value="362430">
            <text:p>£362,430</text:p>
          </table:table-cell>
          <table:table-cell table:style-name="ce9" table:formula="of:=[.C111]-[.C114]-[.C131]" office:value-type="currency" office:currency="GBP" office:value="522327">
            <text:p>£522,327</text:p>
          </table:table-cell>
          <table:table-cell table:formula="of:=[.D111]-[.D114]-[.D131]" office:value-type="currency" office:currency="GBP" office:value="692951">
            <text:p>£692,95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EBITDA</text:p>
          </table:table-cell>
          <table:table-cell table:formula="of:=[.B133]+[.B125]" office:value-type="currency" office:currency="GBP" office:value="362930">
            <text:p>£362,930</text:p>
          </table:table-cell>
          <table:table-cell table:style-name="ce9" table:formula="of:=[.C133]+[.C125]" office:value-type="currency" office:currency="GBP" office:value="522827">
            <text:p>£522,827</text:p>
          </table:table-cell>
          <table:table-cell table:formula="of:=[.D133]+[.D125]" office:value-type="currency" office:currency="GBP" office:value="693451">
            <text:p>£693,45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Interest Payable</text:p>
          </table:table-cell>
          <table:table-cell office:value-type="currency" office:currency="GBP" office:value="4420">
            <text:p>£4,420</text:p>
          </table:table-cell>
          <table:table-cell table:style-name="ce9" office:value-type="currency" office:currency="GBP" office:value="4420">
            <text:p>£4,420</text:p>
          </table:table-cell>
          <table:table-cell office:value-type="currency" office:currency="GBP" office:value="4420">
            <text:p>£4,420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Taxes Incurred</text:p>
          </table:table-cell>
          <table:table-cell office:value-type="currency" office:currency="GBP" office:value="67860">
            <text:p>£67,860</text:p>
          </table:table-cell>
          <table:table-cell table:style-name="ce9" office:value-type="currency" office:currency="GBP" office:value="67860">
            <text:p>£67,860</text:p>
          </table:table-cell>
          <table:table-cell office:value-type="currency" office:currency="GBP" office:value="67860">
            <text:p>£67,860</text:p>
          </table:table-cell>
          <table:table-cell table:number-columns-repeated="10"/>
        </table:table-row>
        <table:table-row table:style-name="ro1">
          <table:table-cell table:style-name="ce5"/>
          <table:table-cell/>
          <table:table-cell table:style-name="ce9"/>
          <table:table-cell table:number-columns-repeated="11"/>
        </table:table-row>
        <table:table-row table:style-name="ro2">
          <table:table-cell table:style-name="ce6" office:value-type="string">
            <text:p>Net Profit</text:p>
          </table:table-cell>
          <table:table-cell table:style-name="ce10" table:formula="of:=[.B133]-[.B135]-[.B136]" office:value-type="currency" office:currency="GBP" office:value="290150">
            <text:p>£290,150</text:p>
          </table:table-cell>
          <table:table-cell table:style-name="ce10" table:formula="of:=[.C133]-[.C135]-[.C136]" office:value-type="currency" office:currency="GBP" office:value="450047">
            <text:p>£450,047</text:p>
          </table:table-cell>
          <table:table-cell table:style-name="ce10" table:formula="of:=[.D133]-[.D135]-[.D136]" office:value-type="currency" office:currency="GBP" office:value="620671">
            <text:p>£620,67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Net Profit/Sales</text:p>
          </table:table-cell>
          <table:table-cell table:style-name="ce11" table:formula="of:=[.B138]/[.B111]" office:value-type="percentage" office:value="0.18599358974359">
            <text:p>18.60%</text:p>
          </table:table-cell>
          <table:table-cell table:style-name="ce11" table:formula="of:=[.C138]/[.C111]" office:value-type="percentage" office:value="0.226838205645161">
            <text:p>22.68%</text:p>
          </table:table-cell>
          <table:table-cell table:style-name="ce11" table:formula="of:=[.D138]/[.D111]" office:value-type="percentage" office:value="0.255946804123711">
            <text:p>25.59%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>
            <text:p>Cash flow projection (Year 1)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ce13" office:value-type="string">
            <text:p>J</text:p>
          </table:table-cell>
          <table:table-cell table:style-name="ce13" office:value-type="string">
            <text:p>F</text:p>
          </table:table-cell>
          <table:table-cell table:style-name="ce13"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table:number-columns-repeated="2"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TOT</text:p>
          </table:table-cell>
        </table:table-row>
        <table:table-row table:style-name="ro1">
          <table:table-cell table:style-name="ce5" office:value-type="string">
            <text:p>Net Cash Flow</text:p>
          </table:table-cell>
          <table:table-cell table:style-name="ce14" office:value-type="currency" office:currency="GBP" office:value="-6500">
            <text:p>-£6,500</text:p>
          </table:table-cell>
          <table:table-cell table:style-name="ce14" office:value-type="currency" office:currency="GBP" office:value="-1250">
            <text:p>-£1,250</text:p>
          </table:table-cell>
          <table:table-cell table:style-name="ce14" office:value-type="currency" office:currency="GBP" office:value="12325">
            <text:p>£12,325</text:p>
          </table:table-cell>
          <table:table-cell table:style-name="ce9" office:value-type="currency" office:currency="GBP" office:value="21435">
            <text:p>£21,435</text:p>
          </table:table-cell>
          <table:table-cell office:value-type="currency" office:currency="GBP" office:value="34340">
            <text:p>£34,340</text:p>
          </table:table-cell>
          <table:table-cell table:style-name="ce9" office:value-type="currency" office:currency="GBP" office:value="52350">
            <text:p>£52,350</text:p>
          </table:table-cell>
          <table:table-cell table:style-name="ce9" office:value-type="currency" office:currency="GBP" office:value="64200">
            <text:p>£64,200</text:p>
          </table:table-cell>
          <table:table-cell table:style-name="ce9" office:value-type="currency" office:currency="GBP" office:value="69410">
            <text:p>£69,410</text:p>
          </table:table-cell>
          <table:table-cell table:style-name="ce9" office:value-type="currency" office:currency="GBP" office:value="35960">
            <text:p>£35,960</text:p>
          </table:table-cell>
          <table:table-cell table:style-name="ce9" office:value-type="currency" office:currency="GBP" office:value="-3520">
            <text:p>-£3,520</text:p>
          </table:table-cell>
          <table:table-cell table:style-name="ce9" office:value-type="currency" office:currency="GBP" office:value="-4350">
            <text:p>-£4,350</text:p>
          </table:table-cell>
          <table:table-cell table:style-name="ce9" office:value-type="currency" office:currency="GBP" office:value="-10850">
            <text:p>-£10,850</text:p>
          </table:table-cell>
          <table:table-cell table:formula="of:=SUM([.B143:.M143])" office:value-type="currency" office:currency="GBP" office:value="263550">
            <text:p>£263,550</text:p>
          </table:table-cell>
        </table:table-row>
        <table:table-row table:style-name="ro3">
          <table:table-cell table:style-name="ce4" office:value-type="string">
            <text:p>Cash Balance</text:p>
          </table:table-cell>
          <table:table-cell table:style-name="ce15" office:value-type="currency" office:currency="GBP" office:value="269507">
            <text:p>£269,507</text:p>
          </table:table-cell>
          <table:table-cell table:style-name="ce16" table:formula="of:=[.B144]+[.C143]" office:value-type="currency" office:currency="GBP" office:value="268257">
            <text:p>£268,257</text:p>
          </table:table-cell>
          <table:table-cell table:style-name="ce16" table:formula="of:=[.C144]+[.D143]" office:value-type="currency" office:currency="GBP" office:value="280582">
            <text:p>£280,582</text:p>
          </table:table-cell>
          <table:table-cell table:style-name="ce16" table:formula="of:=[.D144]+[.E143]" office:value-type="currency" office:currency="GBP" office:value="302017">
            <text:p>£302,017</text:p>
          </table:table-cell>
          <table:table-cell table:style-name="ce16" table:formula="of:=[.E144]+[.F143]" office:value-type="currency" office:currency="GBP" office:value="336357">
            <text:p>£336,357</text:p>
          </table:table-cell>
          <table:table-cell table:style-name="ce16" table:formula="of:=[.F144]+[.G143]" office:value-type="currency" office:currency="GBP" office:value="388707">
            <text:p>£388,707</text:p>
          </table:table-cell>
          <table:table-cell table:style-name="ce16" table:formula="of:=[.G144]+[.H143]" office:value-type="currency" office:currency="GBP" office:value="452907">
            <text:p>£452,907</text:p>
          </table:table-cell>
          <table:table-cell table:style-name="ce16" table:formula="of:=[.H144]+[.I143]" office:value-type="currency" office:currency="GBP" office:value="522317">
            <text:p>£522,317</text:p>
          </table:table-cell>
          <table:table-cell table:style-name="ce16" table:formula="of:=[.I144]+[.J143]" office:value-type="currency" office:currency="GBP" office:value="558277">
            <text:p>£558,277</text:p>
          </table:table-cell>
          <table:table-cell table:style-name="ce16" table:formula="of:=[.J144]+[.K143]" office:value-type="currency" office:currency="GBP" office:value="554757">
            <text:p>£554,757</text:p>
          </table:table-cell>
          <table:table-cell table:style-name="ce16" table:formula="of:=[.K144]+[.L143]" office:value-type="currency" office:currency="GBP" office:value="550407">
            <text:p>£550,407</text:p>
          </table:table-cell>
          <table:table-cell table:style-name="ce16" table:formula="of:=[.L144]+[.M143]" office:value-type="currency" office:currency="GBP" office:value="539557">
            <text:p>£539,557</text:p>
          </table:table-cell>
          <table:table-cell/>
        </table:table-row>
        <table:table-row table:style-name="ro1">
          <table:table-cell table:style-name="ce5"/>
          <table:table-cell table:style-name="ce16" table:number-columns-repeated="3"/>
          <table:table-cell table:number-columns-repeated="10"/>
        </table:table-row>
        <table:table-row table:style-name="ro1">
          <table:table-cell table:style-name="ce8"/>
          <table:table-cell table:style-name="ce16">
            <draw:frame table:end-cell-address="Sheet1.G164" table:end-x="0.74cm" table:end-y="0.354cm" draw:z-index="2" draw:style-name="gr1" svg:width="10.873cm" svg:height="8.076cm" svg:x="1.163cm" svg:y="0.407cm">
              <draw:object draw:notify-on-update-of-ranges="Sheet1.A142:Sheet1.A142 Sheet1.B142:Sheet1.M142 Sheet1.A143:Sheet1.A143 Sheet1.B143:Sheet1.M143 Sheet1.A144:Sheet1.A144 Sheet1.B144:Sheet1.M14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6" table:number-columns-repeated="2"/>
          <table:table-cell table:number-columns-repeated="10"/>
        </table:table-row>
        <table:table-row table:style-name="ro1">
          <table:table-cell table:style-name="ce4"/>
          <table:table-cell/>
          <table:table-cell table:style-name="ce9"/>
          <table:table-cell table:number-columns-repeated="11"/>
        </table:table-row>
        <table:table-row table:style-name="ro1">
          <table:table-cell table:style-name="ce4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5"/>
          <table:table-cell table:style-name="ce16" table:number-columns-repeated="3"/>
          <table:table-cell table:number-columns-repeated="10"/>
        </table:table-row>
        <table:table-row table:style-name="ro1">
          <table:table-cell table:style-name="ce8"/>
          <table:table-cell table:style-name="ce16" table:number-columns-repeated="3"/>
          <table:table-cell table:number-columns-repeated="10"/>
        </table:table-row>
        <table:table-row table:style-name="ro1" table:number-rows-repeated="8">
          <table:table-cell table:style-name="ce4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5"/>
          <table:table-cell table:style-name="ce16" table:number-columns-repeated="3"/>
          <table:table-cell table:number-columns-repeated="10"/>
        </table:table-row>
        <table:table-row table:style-name="ro1">
          <table:table-cell table:style-name="ce8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5"/>
          <table:table-cell table:style-name="ce16" table:number-columns-repeated="3"/>
          <table:table-cell table:number-columns-repeated="10"/>
        </table:table-row>
        <table:table-row table:style-name="ro1">
          <table:table-cell table:style-name="ce8"/>
          <table:table-cell table:style-name="ce16" table:number-columns-repeated="3"/>
          <table:table-cell table:number-columns-repeated="10"/>
        </table:table-row>
        <table:table-row table:style-name="ro1" table:number-rows-repeated="3">
          <table:table-cell table:style-name="ce4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5"/>
          <table:table-cell table:style-name="ce16" table:number-columns-repeated="3"/>
          <table:table-cell table:number-columns-repeated="10"/>
        </table:table-row>
        <table:table-row table:style-name="ro1">
          <table:table-cell table:style-name="ce8"/>
          <table:table-cell table:style-name="ce16" table:number-columns-repeated="3"/>
          <table:table-cell table:number-columns-repeated="10"/>
        </table:table-row>
        <table:table-row table:style-name="ro1" table:number-rows-repeated="8">
          <table:table-cell table:style-name="ce4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5"/>
          <table:table-cell table:style-name="ce16" table:number-columns-repeated="3"/>
          <table:table-cell table:number-columns-repeated="10"/>
        </table:table-row>
        <table:table-row table:style-name="ro1" table:number-rows-repeated="2">
          <table:table-cell table:style-name="ce6"/>
          <table:table-cell table:style-name="ce14" table:number-columns-repeated="3"/>
          <table:table-cell table:number-columns-repeated="10"/>
        </table:table-row>
        <table:table-row table:style-name="ro1" table:number-rows-repeated="6535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10/03/2013</text:date>, <text:time>21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 Homer</meta:initial-creator>
    <meta:creation-date>2013-03-10T18:11:43.53</meta:creation-date>
    <dc:date>2013-03-10T21:58:11.73</dc:date>
    <dc:creator>Ben Homer</dc:creator>
    <meta:editing-duration>PT03H11M50S</meta:editing-duration>
    <meta:editing-cycles>12</meta:editing-cycles>
    <meta:generator>OpenOffice.org/3.1$Win32 OpenOffice.org_project/310m11$Build-9399</meta:generator>
    <meta:document-statistic meta:table-count="3" meta:cell-count="35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058cm" svg:height="9.193cm" chart:class="chart:bar" chart:style-name="ch1">
        <chart:title svg:x="4.309cm" svg:y="0.184cm" chart:style-name="ch2">
          <text:p>Start-up Finances</text:p>
        </chart:title>
        <chart:plot-area chart:style-name="ch3" table:cell-range-address="Sheet1.C26:Sheet1.D29" chart:data-source-has-labels="column" svg:x="0.241cm" svg:y="0.87cm" svg:width="11.576cm" svg:height="8.14cm">
          <chart:axis chart:dimension="x" chart:name="primary-x" chart:style-name="ch4">
            <chart:categories table:cell-range-address="Sheet1.C26:Sheet1.C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6:Sheet1.D29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C26:Sheet1.C29">Expenses</text:p>
              </table:table-cell>
              <table:table-cell office:value-type="float" office:value="53950">
                <text:p text:id="Sheet1.D26:Sheet1.D29">53950</text:p>
              </table:table-cell>
            </table:table-row>
            <table:table-row>
              <table:table-cell office:value-type="string">
                <text:p>Assets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string">
                <text:p>Investment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oans</text:p>
              </table:table-cell>
              <table:table-cell office:value-type="float" office:value="39000">
                <text:p>3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1cm" svg:height="7.451cm" chart:class="chart:bar" chart:style-name="ch1">
        <chart:title svg:x="-0.017cm" svg:y="0.15cm" chart:style-name="ch2">
          <text:p>Yearly Gross Margin and Profit Projection</text:p>
        </chart:title>
        <chart:legend chart:legend-position="end" svg:x="5.745cm" svg:y="3.019cm" chart:style-name="ch3"/>
        <chart:plot-area chart:style-name="ch4" table:cell-range-address="Sheet1.F110:Sheet1.H113" chart:data-source-has-labels="both" svg:x="0.16cm" svg:y="0.802cm" svg:width="5.426cm" svg:height="6.351cm">
          <chart:axis chart:dimension="x" chart:name="primary-x" chart:style-name="ch5">
            <chart:categories table:cell-range-address="Sheet1.F111:Sheet1.F1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111:Sheet1.G113" chart:label-cell-address="Sheet1.G110:Sheet1.G110" chart:class="chart:bar">
            <chart:data-point chart:repeated="3"/>
          </chart:series>
          <chart:series chart:style-name="ch9" chart:values-cell-range-address="Sheet1.H111:Sheet1.H113" chart:label-cell-address="Sheet1.H110:Sheet1.H11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10:Sheet1.G110">Gross Margin</text:p>
              </table:table-cell>
              <table:table-cell office:value-type="string">
                <text:p text:id="Sheet1.H110:Sheet1.H110">Net Profit</text:p>
              </table:table-cell>
            </table:table-row>
          </table:table-header-rows>
          <table:table-rows>
            <table:table-row>
              <table:table-cell office:value-type="string">
                <text:p text:id="Sheet1.F111:Sheet1.F113">Year 1</text:p>
              </table:table-cell>
              <table:table-cell office:value-type="float" office:value="1390025">
                <text:p text:id="Sheet1.G111:Sheet1.G113">1390025</text:p>
              </table:table-cell>
              <table:table-cell office:value-type="float" office:value="290150">
                <text:p text:id="Sheet1.H111:Sheet1.H113">290150</text:p>
              </table:table-cell>
            </table:table-row>
            <table:table-row>
              <table:table-cell office:value-type="string">
                <text:p>Year 2</text:p>
              </table:table-cell>
              <table:table-cell office:value-type="float" office:value="1797245">
                <text:p>1797245</text:p>
              </table:table-cell>
              <table:table-cell office:value-type="float" office:value="450047">
                <text:p>450047</text:p>
              </table:table-cell>
            </table:table-row>
            <table:table-row>
              <table:table-cell office:value-type="string">
                <text:p>Year 3</text:p>
              </table:table-cell>
              <table:table-cell office:value-type="float" office:value="2218119">
                <text:p>2218119</text:p>
              </table:table-cell>
              <table:table-cell office:value-type="float" office:value="620671">
                <text:p>620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874cm" svg:height="8.077cm" chart:class="chart:bar" chart:style-name="ch1">
        <chart:title svg:x="2.526cm" svg:y="0.162cm" chart:style-name="ch2">
          <text:p>Cash Flow Projection (Year 1)</text:p>
        </chart:title>
        <chart:legend chart:legend-position="end" svg:x="8.128cm" svg:y="3.517cm" chart:style-name="ch3"/>
        <chart:plot-area chart:style-name="ch4" table:cell-range-address="Sheet1.A142:Sheet1.M144" chart:data-source-has-labels="both" svg:x="0.217cm" svg:y="0.826cm" svg:width="7.695cm" svg:height="6.929cm">
          <chart:axis chart:dimension="x" chart:name="primary-x" chart:style-name="ch5">
            <chart:categories table:cell-range-address="Sheet1.B142:Sheet1.M1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3:Sheet1.M143" chart:label-cell-address="Sheet1.A143:Sheet1.A143" chart:class="chart:bar">
            <chart:data-point chart:repeated="12"/>
          </chart:series>
          <chart:series chart:style-name="ch9" chart:values-cell-range-address="Sheet1.B144:Sheet1.M144" chart:label-cell-address="Sheet1.A144:Sheet1.A144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42:Sheet1.M142">J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  <table:table-cell office:value-type="string">
                <text:p>A</text:p>
              </table:table-cell>
              <table:table-cell office:value-type="string">
                <text:p>M</text:p>
              </table:table-cell>
              <table:table-cell office:value-type="string">
                <text:p>J</text:p>
              </table:table-cell>
              <table:table-cell office:value-type="string">
                <text:p>J</text:p>
              </table:table-cell>
              <table:table-cell office:value-type="string">
                <text:p>A</text:p>
              </table:table-cell>
              <table:table-cell office:value-type="string">
                <text:p>S</text:p>
              </table:table-cell>
              <table:table-cell office:value-type="string">
                <text:p>O</text:p>
              </table:table-cell>
              <table:table-cell office:value-type="string">
                <text:p>N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 text:id="Sheet1.A143:Sheet1.A143">Net Cash Flow</text:p>
              </table:table-cell>
              <table:table-cell office:value-type="float" office:value="-6500">
                <text:p text:id="Sheet1.B143:Sheet1.M143">-6500</text:p>
              </table:table-cell>
              <table:table-cell office:value-type="float" office:value="-1250">
                <text:p>-1250</text:p>
              </table:table-cell>
              <table:table-cell office:value-type="float" office:value="12325">
                <text:p>12325</text:p>
              </table:table-cell>
              <table:table-cell office:value-type="float" office:value="21435">
                <text:p>21435</text:p>
              </table:table-cell>
              <table:table-cell office:value-type="float" office:value="34340">
                <text:p>34340</text:p>
              </table:table-cell>
              <table:table-cell office:value-type="float" office:value="52350">
                <text:p>52350</text:p>
              </table:table-cell>
              <table:table-cell office:value-type="float" office:value="64200">
                <text:p>64200</text:p>
              </table:table-cell>
              <table:table-cell office:value-type="float" office:value="69410">
                <text:p>69410</text:p>
              </table:table-cell>
              <table:table-cell office:value-type="float" office:value="35960">
                <text:p>35960</text:p>
              </table:table-cell>
              <table:table-cell office:value-type="float" office:value="-3520">
                <text:p>-3520</text:p>
              </table:table-cell>
              <table:table-cell office:value-type="float" office:value="-4350">
                <text:p>-4350</text:p>
              </table:table-cell>
              <table:table-cell office:value-type="float" office:value="-10850">
                <text:p>-10850</text:p>
              </table:table-cell>
            </table:table-row>
            <table:table-row>
              <table:table-cell office:value-type="string">
                <text:p text:id="Sheet1.A144:Sheet1.A144">Cash Balance</text:p>
              </table:table-cell>
              <table:table-cell office:value-type="float" office:value="269507">
                <text:p text:id="Sheet1.B144:Sheet1.M144">269507</text:p>
              </table:table-cell>
              <table:table-cell office:value-type="float" office:value="268257">
                <text:p>268257</text:p>
              </table:table-cell>
              <table:table-cell office:value-type="float" office:value="280582">
                <text:p>280582</text:p>
              </table:table-cell>
              <table:table-cell office:value-type="float" office:value="302017">
                <text:p>302017</text:p>
              </table:table-cell>
              <table:table-cell office:value-type="float" office:value="336357">
                <text:p>336357</text:p>
              </table:table-cell>
              <table:table-cell office:value-type="float" office:value="388707">
                <text:p>388707</text:p>
              </table:table-cell>
              <table:table-cell office:value-type="float" office:value="452907">
                <text:p>452907</text:p>
              </table:table-cell>
              <table:table-cell office:value-type="float" office:value="522317">
                <text:p>522317</text:p>
              </table:table-cell>
              <table:table-cell office:value-type="float" office:value="558277">
                <text:p>558277</text:p>
              </table:table-cell>
              <table:table-cell office:value-type="float" office:value="554757">
                <text:p>554757</text:p>
              </table:table-cell>
              <table:table-cell office:value-type="float" office:value="550407">
                <text:p>550407</text:p>
              </table:table-cell>
              <table:table-cell office:value-type="float" office:value="539557">
                <text:p>5395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